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7971" officeooo:paragraph-rsid="00067971"/>
    </style:style>
    <style:style style:name="P2" style:family="paragraph" style:parent-style-name="Standard">
      <style:text-properties fo:language="en" fo:country="US" officeooo:rsid="00048d12" officeooo:paragraph-rsid="00048d12"/>
    </style:style>
    <style:style style:name="P3" style:family="paragraph" style:parent-style-name="Standard">
      <style:text-properties fo:language="en" fo:country="US" officeooo:rsid="00048d12" officeooo:paragraph-rsid="0012ade5"/>
    </style:style>
    <style:style style:name="P4" style:family="paragraph" style:parent-style-name="Standard">
      <style:text-properties fo:language="en" fo:country="US" officeooo:rsid="0008119e" officeooo:paragraph-rsid="0008119e"/>
    </style:style>
    <style:style style:name="P5" style:family="paragraph" style:parent-style-name="Standard">
      <style:text-properties fo:language="en" fo:country="US" officeooo:rsid="00141948" officeooo:paragraph-rsid="00141948"/>
    </style:style>
    <style:style style:name="P6" style:family="paragraph" style:parent-style-name="Standard">
      <style:text-properties fo:language="en" fo:country="US" officeooo:rsid="0024249d" officeooo:paragraph-rsid="0024249d"/>
    </style:style>
    <style:style style:name="P7" style:family="paragraph" style:parent-style-name="Standard">
      <style:text-properties fo:language="en" fo:country="US" officeooo:rsid="002ab738" officeooo:paragraph-rsid="002ab738"/>
    </style:style>
    <style:style style:name="P8" style:family="paragraph" style:parent-style-name="Standard">
      <style:text-properties fo:language="en" fo:country="US" officeooo:rsid="002e13a9" officeooo:paragraph-rsid="002e13a9"/>
    </style:style>
    <style:style style:name="P9" style:family="paragraph" style:parent-style-name="Standard">
      <style:text-properties fo:language="en" fo:country="US" officeooo:rsid="00317d6a" officeooo:paragraph-rsid="00317d6a"/>
    </style:style>
    <style:style style:name="P10" style:family="paragraph" style:parent-style-name="Standard">
      <style:text-properties fo:language="en" fo:country="US" officeooo:rsid="00337a51" officeooo:paragraph-rsid="00337a51"/>
    </style:style>
    <style:style style:name="P11" style:family="paragraph" style:parent-style-name="Standard">
      <style:text-properties fo:language="en" fo:country="US" officeooo:rsid="003d6790" officeooo:paragraph-rsid="003d6790"/>
    </style:style>
    <style:style style:name="P12" style:family="paragraph" style:parent-style-name="Standard">
      <style:text-properties fo:language="en" fo:country="US" officeooo:rsid="003fd668" officeooo:paragraph-rsid="003fd668"/>
    </style:style>
    <style:style style:name="P13" style:family="paragraph" style:parent-style-name="Text_20_body">
      <style:text-properties officeooo:rsid="001f0f1f" officeooo:paragraph-rsid="0020d702"/>
    </style:style>
    <style:style style:name="P14" style:family="paragraph" style:parent-style-name="Text_20_body">
      <style:text-properties officeooo:rsid="0020d702" officeooo:paragraph-rsid="0020d702"/>
    </style:style>
    <style:style style:name="P15" style:family="paragraph" style:parent-style-name="Text_20_body">
      <style:text-properties officeooo:rsid="00228029" officeooo:paragraph-rsid="00228029"/>
    </style:style>
    <style:style style:name="P16" style:family="paragraph" style:parent-style-name="Text_20_body">
      <style:text-properties officeooo:rsid="0028e2d7" officeooo:paragraph-rsid="0028e2d7"/>
    </style:style>
    <style:style style:name="P17" style:family="paragraph" style:parent-style-name="Text_20_body">
      <style:text-properties officeooo:rsid="002993c9" officeooo:paragraph-rsid="002993c9"/>
    </style:style>
    <style:style style:name="P18" style:family="paragraph" style:parent-style-name="Text_20_body">
      <style:text-properties officeooo:rsid="0031ccf6" officeooo:paragraph-rsid="0031ccf6" fo:background-color="#ffff00"/>
    </style:style>
    <style:style style:name="P19" style:family="paragraph" style:parent-style-name="Text_20_body">
      <style:text-properties officeooo:rsid="004b69fa" officeooo:paragraph-rsid="004b69fa" fo:background-color="#ffff00"/>
    </style:style>
    <style:style style:name="P20" style:family="paragraph" style:parent-style-name="Text_20_body">
      <style:text-properties officeooo:rsid="0031e689" officeooo:paragraph-rsid="0031e689"/>
    </style:style>
    <style:style style:name="P21" style:family="paragraph" style:parent-style-name="Title">
      <style:text-properties fo:language="en" fo:country="US"/>
    </style:style>
    <style:style style:name="P22" style:family="paragraph" style:parent-style-name="Subtitle">
      <style:text-properties fo:language="en" fo:country="US"/>
    </style:style>
    <style:style style:name="P23" style:family="paragraph" style:parent-style-name="Standard" style:list-style-name="L3">
      <style:text-properties fo:language="en" fo:country="US" officeooo:rsid="00181598" officeooo:paragraph-rsid="00181598"/>
    </style:style>
    <style:style style:name="P24" style:family="paragraph" style:parent-style-name="Standard" style:list-style-name="L3">
      <style:text-properties fo:language="en" fo:country="US" officeooo:rsid="00141948" officeooo:paragraph-rsid="00141948"/>
    </style:style>
    <style:style style:name="P25" style:family="paragraph" style:parent-style-name="Standard" style:list-style-name="L5">
      <style:text-properties fo:language="en" fo:country="US" officeooo:rsid="002ab738" officeooo:paragraph-rsid="002ab738"/>
    </style:style>
    <style:style style:name="P26" style:family="paragraph" style:parent-style-name="Standard" style:list-style-name="L6">
      <style:text-properties fo:language="en" fo:country="US" officeooo:rsid="002e13a9" officeooo:paragraph-rsid="002e13a9"/>
    </style:style>
    <style:style style:name="P27" style:family="paragraph" style:parent-style-name="Standard" style:list-style-name="L8">
      <style:text-properties fo:language="en" fo:country="US" officeooo:rsid="003599da" officeooo:paragraph-rsid="003599da"/>
    </style:style>
    <style:style style:name="P28" style:family="paragraph" style:parent-style-name="Standard" style:list-style-name="L8">
      <style:text-properties fo:language="en" fo:country="US" officeooo:rsid="00368f87" officeooo:paragraph-rsid="00368f87"/>
    </style:style>
    <style:style style:name="P29" style:family="paragraph" style:parent-style-name="Text_20_body" style:list-style-name="L4">
      <style:text-properties officeooo:rsid="002993c9" officeooo:paragraph-rsid="002993c9"/>
    </style:style>
    <style:style style:name="P30" style:family="paragraph" style:parent-style-name="Text_20_body" style:list-style-name="L4">
      <style:text-properties officeooo:rsid="002ab738" officeooo:paragraph-rsid="002ab738"/>
    </style:style>
    <style:style style:name="P31" style:family="paragraph" style:parent-style-name="Text_20_body" style:list-style-name="L7">
      <style:text-properties officeooo:rsid="0031e689" officeooo:paragraph-rsid="0031e689"/>
    </style:style>
    <style:style style:name="P32" style:family="paragraph" style:parent-style-name="Text_20_body" style:list-style-name="L1">
      <style:paragraph-properties fo:margin-top="0in" fo:margin-bottom="0in" loext:contextual-spacing="false" fo:line-height="100%"/>
      <style:text-properties officeooo:paragraph-rsid="000c9563"/>
    </style:style>
    <style:style style:name="P33" style:family="paragraph" style:parent-style-name="Text_20_body" style:list-style-name="L1">
      <style:paragraph-properties fo:margin-top="0in" fo:margin-bottom="0in" loext:contextual-spacing="false" fo:line-height="100%"/>
      <style:text-properties fo:language="en" fo:country="US" officeooo:paragraph-rsid="000c9563"/>
    </style:style>
    <style:style style:name="P34" style:family="paragraph" style:parent-style-name="Text_20_body" style:list-style-name="L1">
      <style:paragraph-properties fo:margin-top="0in" fo:margin-bottom="0in" loext:contextual-spacing="false" fo:line-height="100%"/>
      <style:text-properties fo:language="en" fo:country="US" officeooo:rsid="0008119e" officeooo:paragraph-rsid="000c9563"/>
    </style:style>
    <style:style style:name="P35" style:family="paragraph" style:parent-style-name="Text_20_body" style:list-style-name="L2">
      <style:paragraph-properties fo:margin-top="0in" fo:margin-bottom="0in" loext:contextual-spacing="false" fo:line-height="100%"/>
      <style:text-properties officeooo:rsid="0012ade5" officeooo:paragraph-rsid="0012ade5"/>
    </style:style>
    <style:style style:name="P36" style:family="paragraph" style:parent-style-name="Heading_20_3">
      <style:text-properties officeooo:paragraph-rsid="002ab738"/>
    </style:style>
    <style:style style:name="P37" style:family="paragraph" style:parent-style-name="Heading_20_3">
      <style:text-properties officeooo:paragraph-rsid="0037824c"/>
    </style:style>
    <style:style style:name="T1" style:family="text">
      <style:text-properties officeooo:rsid="00067971"/>
    </style:style>
    <style:style style:name="T2" style:family="text">
      <style:text-properties officeooo:rsid="00077cd5"/>
    </style:style>
    <style:style style:name="T3" style:family="text">
      <style:text-properties officeooo:rsid="0008119e"/>
    </style:style>
    <style:style style:name="T4" style:family="text">
      <style:text-properties fo:language="en" fo:country="US"/>
    </style:style>
    <style:style style:name="T5" style:family="text">
      <style:text-properties fo:language="en" fo:country="US" officeooo:rsid="00048d12"/>
    </style:style>
    <style:style style:name="T6" style:family="text">
      <style:text-properties fo:language="en" fo:country="US" officeooo:rsid="0008119e"/>
    </style:style>
    <style:style style:name="T7" style:family="text">
      <style:text-properties fo:language="en" fo:country="US" officeooo:rsid="000984fd"/>
    </style:style>
    <style:style style:name="T8" style:family="text">
      <style:text-properties fo:language="en" fo:country="US" officeooo:rsid="000c9563"/>
    </style:style>
    <style:style style:name="T9" style:family="text">
      <style:text-properties fo:language="en" fo:country="US" officeooo:rsid="0024249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8119e" style:font-weight-asian="normal" style:font-weight-complex="normal"/>
    </style:style>
    <style:style style:name="T13" style:family="text">
      <style:text-properties officeooo:rsid="0009831c"/>
    </style:style>
    <style:style style:name="T14" style:family="text">
      <style:text-properties officeooo:rsid="000984fd"/>
    </style:style>
    <style:style style:name="T15" style:family="text">
      <style:text-properties officeooo:rsid="000b6167"/>
    </style:style>
    <style:style style:name="T16" style:family="text">
      <style:text-properties officeooo:rsid="000c9563"/>
    </style:style>
    <style:style style:name="T17" style:family="text">
      <style:text-properties officeooo:rsid="001137fe"/>
    </style:style>
    <style:style style:name="T18" style:family="text">
      <style:text-properties officeooo:rsid="0012ade5"/>
    </style:style>
    <style:style style:name="T19" style:family="text">
      <style:text-properties officeooo:rsid="0012ade5" fo:background-color="#ffff00" loext:char-shading-value="0"/>
    </style:style>
    <style:style style:name="T20" style:family="text">
      <style:text-properties officeooo:rsid="00177334"/>
    </style:style>
    <style:style style:name="T21" style:family="text">
      <style:text-properties officeooo:rsid="00183935"/>
    </style:style>
    <style:style style:name="T22" style:family="text">
      <style:text-properties officeooo:rsid="001ba2a2"/>
    </style:style>
    <style:style style:name="T23" style:family="text">
      <style:text-properties officeooo:rsid="001cbd29"/>
    </style:style>
    <style:style style:name="T24" style:family="text">
      <style:text-properties officeooo:rsid="0020d702"/>
    </style:style>
    <style:style style:name="T25" style:family="text">
      <style:text-properties officeooo:rsid="00228029"/>
    </style:style>
    <style:style style:name="T26" style:family="text">
      <style:text-properties officeooo:rsid="0024249d"/>
    </style:style>
    <style:style style:name="T27" style:family="text">
      <style:text-properties officeooo:rsid="0025721e"/>
    </style:style>
    <style:style style:name="T28" style:family="text">
      <style:text-properties officeooo:rsid="002a4a13"/>
    </style:style>
    <style:style style:name="T29" style:family="text">
      <style:text-properties officeooo:rsid="002cebf0"/>
    </style:style>
    <style:style style:name="T30" style:family="text">
      <style:text-properties officeooo:rsid="00317d6a"/>
    </style:style>
    <style:style style:name="T31" style:family="text">
      <style:text-properties officeooo:rsid="0031ccf6"/>
    </style:style>
    <style:style style:name="T32" style:family="text">
      <style:text-properties officeooo:rsid="00337a51"/>
    </style:style>
    <style:style style:name="T33" style:family="text">
      <style:text-properties officeooo:rsid="003599da"/>
    </style:style>
    <style:style style:name="T34" style:family="text">
      <style:text-properties officeooo:rsid="00368f87"/>
    </style:style>
    <style:style style:name="T35" style:family="text">
      <style:text-properties officeooo:rsid="003d6790"/>
    </style:style>
    <style:style style:name="T36" style:family="text">
      <style:text-properties officeooo:rsid="003e39f7"/>
    </style:style>
    <style:style style:name="T37" style:family="text">
      <style:text-properties officeooo:rsid="003fd668"/>
    </style:style>
    <style:style style:name="T38" style:family="text">
      <style:text-properties officeooo:rsid="00422d22"/>
    </style:style>
    <style:style style:name="T39" style:family="text">
      <style:text-properties officeooo:rsid="00428ab7"/>
    </style:style>
    <style:style style:name="T40" style:family="text">
      <style:text-properties officeooo:rsid="0044765e"/>
    </style:style>
    <style:style style:name="T41" style:family="text">
      <style:text-properties officeooo:rsid="004613cb"/>
    </style:style>
    <style:style style:name="T42" style:family="text">
      <style:text-properties officeooo:rsid="00497476"/>
    </style:style>
    <style:style style:name="T43" style:family="text">
      <style:text-properties officeooo:rsid="0049f532"/>
    </style:style>
    <style:style style:name="T44" style:family="text">
      <style:text-properties officeooo:rsid="0050d051"/>
    </style:style>
    <style:style style:name="T45" style:family="text">
      <style:text-properties officeooo:rsid="005130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First Steps <text:span text:style-name="T26">with</text:span> Arduino</text:p>
      <text:p text:style-name="P22">March 2016</text:p>
      <text:p text:style-name="P2"/>
      <text:p text:style-name="P2">Project Name: <text:span text:style-name="T44">Synergy</text:span></text:p>
      <text:p text:style-name="P2"><text:span text:style-name="T15">Author:</text:span> Filip Kolev</text:p>
      <text:p text:style-name="P2"/>
      <text:h text:style-name="Heading_20_1" text:outline-level="1"><text:span text:style-name="T16">Course </text:span>Outline</text:h>
      <text:p text:style-name="P1"><text:span text:style-name="T8">The course </text:span><text:span text:style-name="T4">“</text:span><text:span text:style-name="T6">First Steps </text:span><text:span text:style-name="T9">with</text:span><text:span text:style-name="T6"> Arduino” aims to familiarize the students with the capabilities of the world’s most popular platform for amateur electronics. It introduces the basic usage of digital and analog GPIO pins for reading the state of sensors and controlling different electrical components and lays down the fundamentals of working with resistors, diodes, transistors, relays, etc. as well as the principles of drawing electric circuit diagrams. </text:span></text:p>
      <text:p text:style-name="P2"/>
      <text:h text:style-name="Heading_20_2" text:outline-level="2">Available Hardware:</text:h>
      <text:p text:style-name="P2"/>
      <text:list xml:id="list7460446142482502692" text:style-name="L1">
        <text:list-item>
          <text:p text:style-name="P32"><text:span text:style-name="T5">1 </text:span><text:span text:style-name="T6">Genuino Uno board</text:span></text:p>
        </text:list-item>
        <text:list-item>
          <text:p text:style-name="P32"><text:span text:style-name="T7">1 </text:span><text:span text:style-name="T4">USB </text:span><text:span text:style-name="T6">cable</text:span><text:span text:style-name="T4"> А </text:span><text:span text:style-name="T6">to</text:span><text:span text:style-name="T4"> В</text:span></text:p>
        </text:list-item>
        <text:list-item>
          <text:p text:style-name="P32"><text:span text:style-name="T4">1 </text:span><text:span text:style-name="T6">breadboard with 840 tie points</text:span></text:p>
        </text:list-item>
        <text:list-item>
          <text:p text:style-name="P32"><text:span text:style-name="T4">70 </text:span><text:span text:style-name="T6">jumpers of various length</text:span></text:p>
        </text:list-item>
        <text:list-item>
          <text:p text:style-name="P33"><text:span text:style-name="T3">6</text:span> <text:span text:style-name="T3">LEDs (2 green, 2 yellow, 2 red)</text:span></text:p>
        </text:list-item>
        <text:list-item>
          <text:p text:style-name="P34">3 push-buttons 6x6 mm</text:p>
        </text:list-item>
        <text:list-item>
          <text:p text:style-name="P32"><text:span text:style-name="T4">1 </text:span>light-dependent resistor <text:span text:style-name="T3">(</text:span><text:span text:style-name="T11">LDR</text:span><text:span text:style-name="T12">)</text:span></text:p>
        </text:list-item>
        <text:list-item>
          <text:p text:style-name="P33">1 <text:span text:style-name="T14">piezoelectric buzzer</text:span></text:p>
        </text:list-item>
        <text:list-item>
          <text:p text:style-name="P33">3 <text:span text:style-name="T13">potentiometers</text:span> 10<text:span text:style-name="T13">K</text:span> <text:span text:style-name="T13">ohm</text:span></text:p>
        </text:list-item>
        <text:list-item>
          <text:p text:style-name="P33">5 <text:span text:style-name="T13">resistors</text:span> 220 <text:span text:style-name="T13">ohm</text:span></text:p>
        </text:list-item>
        <text:list-item>
          <text:p text:style-name="P33">5 <text:span text:style-name="T13">resistors</text:span> 10<text:span text:style-name="T13">K</text:span> <text:span text:style-name="T13">ohm</text:span></text:p>
        </text:list-item>
        <text:list-item>
          <text:p text:style-name="P33">1 <text:span text:style-name="T13">electrical motor</text:span></text:p>
        </text:list-item>
        <text:list-item>
          <text:p text:style-name="P33">1 <text:span text:style-name="T14">H-bridge motor driver</text:span></text:p>
        </text:list-item>
        <text:list-item>
          <text:p text:style-name="P33">1 <text:span text:style-name="T13">MOSFET</text:span> IRF530</text:p>
        </text:list-item>
        <text:list-item>
          <text:p text:style-name="P33">1 <text:span text:style-name="T13">bipolar transistor</text:span> BC547</text:p>
        </text:list-item>
        <text:list-item>
          <text:p text:style-name="P33">1 <text:span text:style-name="T13">rectifier diode</text:span> 1N4007</text:p>
        </text:list-item>
        <text:list-item>
          <text:p text:style-name="P34">1 relay</text:p>
        </text:list-item>
      </text:list>
      <text:p text:style-name="P2"/>
      <text:p text:style-name="P2"/>
      <text:h text:style-name="Heading_20_2" text:outline-level="2"><text:soft-page-break/><text:span text:style-name="T26">Project </text:span>Require<text:span text:style-name="T1">ments</text:span></text:h>
      <text:p text:style-name="P4">The formal requirements for the project are that the students use at least one of each type of input and output device: one digital input, one digital output, one analog input and one analog output.</text:p>
      <text:p text:style-name="P2"/>
      <text:p text:style-name="P2"/>
      <text:h text:style-name="Heading_20_1" text:outline-level="1">Project <text:span text:style-name="T17">D</text:span>escription</text:h>
      <text:p text:style-name="P3"/>
      <text:h text:style-name="Heading_20_2" text:outline-level="2">Basic <text:span text:style-name="T2">workflow</text:span></text:h>
      <text:p text:style-name="P13">The system simulates an environment in which <text:span text:style-name="T24">energy from an external source is collected in a</text:span> pool. The pool is used to power a motor which performs useful work. The motor needs to operate within certain constraints, meaning that if the accumulated energy in the pool is too low or too high it will shut down automatically <text:span text:style-name="T24">to prevent damage</text:span>. </text:p>
      <text:p text:style-name="P13">The user has several instruments to exert a measure of control over the environment: 1) buttons to turn the motor ON or OFF; 2) a button to toggle the motor’s direction of rotation; 3) a regulator to change the motor’s rotation speed and energy consumption; 4) a valve to release energy from the pool. </text:p>
      <text:p text:style-name="P14">Several sensors provide information about the system which the user can utilize: 1) a yellow LED signaling low energy <text:span text:style-name="T25">level </text:span>in the pool; 2) a green LED signaling optimal energy level in the pool; 3) another yellow LED signaling higher than recommended energy level in the pool; 4) a red LED signaling a dangerously high energy level in the pool; 5) two LEDs (green and red) signaling the net inflow in the pool – green for net gain and red for net loss of energy; 6) a piezoelectric buzzer signaling that the motor is OFF; 7) various log messages in the serial monitor providing information about the system’s state and events.</text:p>
      <text:p text:style-name="P15">Additional information is available in the Workflow Overview section.</text:p>
      <text:p text:style-name="P3"/>
      <text:p text:style-name="P2"><text:span text:style-name="T19">TODO</text:span><text:span text:style-name="T18">: Diagrams</text:span> 1 and 2</text:p>
      <text:p text:style-name="P2"/>
      <text:h text:style-name="Heading_20_2" text:outline-level="2">Pin <text:span text:style-name="T45">M</text:span>ap</text:h>
      <text:list xml:id="list7234696350327307427" text:style-name="L2">
        <text:list-item>
          <text:p text:style-name="P35">Digital GPIO:</text:p>
          <text:list>
            <text:list-item>
              <text:p text:style-name="P35">0 (RX) – free</text:p>
            </text:list-item>
            <text:list-item>
              <text:p text:style-name="P35">1 (TX) – free</text:p>
            </text:list-item>
            <text:list-item>
              <text:p text:style-name="P35">2 – <text:span text:style-name="T42">motor off sound signal (piezoelectric buzzer)</text:span></text:p>
            </text:list-item>
            <text:list-item>
              <text:p text:style-name="P35"><text:soft-page-break/>~3 – <text:span text:style-name="T39">motor ON push-button</text:span></text:p>
            </text:list-item>
            <text:list-item>
              <text:p text:style-name="P35">4 – <text:span text:style-name="T39">motor OFF push-button</text:span></text:p>
            </text:list-item>
            <text:list-item>
              <text:p text:style-name="P35">~5 – <text:span text:style-name="T39">net energy loss LED</text:span></text:p>
            </text:list-item>
            <text:list-item>
              <text:p text:style-name="P35">~6 – <text:span text:style-name="T39">net energy gain LED</text:span></text:p>
            </text:list-item>
            <text:list-item>
              <text:p text:style-name="P35">7 – <text:span text:style-name="T40">low pool energy level yellow LED </text:span></text:p>
            </text:list-item>
            <text:list-item>
              <text:p text:style-name="P35">8 – <text:span text:style-name="T39">high pool energy level yellow LED</text:span></text:p>
            </text:list-item>
            <text:list-item>
              <text:p text:style-name="P35">~9 – <text:span text:style-name="T39">motor speed controlling pin (EN)</text:span></text:p>
            </text:list-item>
            <text:list-item>
              <text:p text:style-name="P35">~10 – <text:span text:style-name="T39">motor 1A pin</text:span></text:p>
            </text:list-item>
            <text:list-item>
              <text:p text:style-name="P35">~11 – <text:span text:style-name="T39">motor 2A pin</text:span></text:p>
            </text:list-item>
            <text:list-item>
              <text:p text:style-name="P35">12 – <text:span text:style-name="T39">critical pool energy level red LED</text:span></text:p>
            </text:list-item>
            <text:list-item>
              <text:p text:style-name="P35">13 (<text:span text:style-name="T20">with built-in</text:span> 220 ohm resistor) – <text:span text:style-name="T39">optimal energy level green LED</text:span></text:p>
            </text:list-item>
          </text:list>
        </text:list-item>
        <text:list-item>
          <text:p text:style-name="P35">Analog IN:</text:p>
          <text:list>
            <text:list-item>
              <text:p text:style-name="P35">A0 – <text:span text:style-name="T40">energy source (LDR)</text:span></text:p>
            </text:list-item>
            <text:list-item>
              <text:p text:style-name="P35">A1 – <text:span text:style-name="T40">release valve 10K ohm potentiometer</text:span></text:p>
            </text:list-item>
            <text:list-item>
              <text:p text:style-name="P35">A2 – <text:span text:style-name="T40">motor regulator 10K ohm potentiometer</text:span></text:p>
            </text:list-item>
            <text:list-item>
              <text:p text:style-name="P35">A3 – <text:span text:style-name="T40">toggle motor rotation direction push-button</text:span></text:p>
            </text:list-item>
            <text:list-item>
              <text:p text:style-name="P35">A4 – <text:span text:style-name="T41">free</text:span></text:p>
            </text:list-item>
            <text:list-item>
              <text:p text:style-name="P35">A5 – <text:span text:style-name="T41">free</text:span></text:p>
            </text:list-item>
          </text:list>
        </text:list-item>
      </text:list>
      <text:h text:style-name="Heading_20_2" text:outline-level="2">Used <text:span text:style-name="T29">H</text:span>ardware</text:h>
      <text:list xml:id="list4171960854405333516" text:style-name="L3">
        <text:list-item>
          <text:p text:style-name="P23">Genuino Uno board</text:p>
        </text:list-item>
        <text:list-item>
          <text:p text:style-name="P23">USB cable</text:p>
        </text:list-item>
        <text:list-item>
          <text:p text:style-name="P23"><text:span text:style-name="T21">b</text:span>readboard</text:p>
        </text:list-item>
        <text:list-item>
          <text:p text:style-name="P24">6 LEDs</text:p>
        </text:list-item>
        <text:list-item>
          <text:p text:style-name="P24">5 resistors 220 ohm</text:p>
        </text:list-item>
        <text:list-item>
          <text:p text:style-name="P24">3 push-buttons</text:p>
        </text:list-item>
        <text:list-item>
          <text:p text:style-name="P24">3 resistors 10K ohm</text:p>
        </text:list-item>
        <text:list-item>
          <text:p text:style-name="P24">1 piezoelectric buzzer</text:p>
        </text:list-item>
        <text:list-item>
          <text:p text:style-name="P24">2 potentiometers</text:p>
        </text:list-item>
        <text:list-item>
          <text:p text:style-name="P23">1 LDR</text:p>
        </text:list-item>
        <text:list-item>
          <text:p text:style-name="P23">1 electrical motor</text:p>
        </text:list-item>
        <text:list-item>
          <text:p text:style-name="P23">1 H-bridge motor driver</text:p>
        </text:list-item>
        <text:list-item>
          <text:p text:style-name="P23">X jumpers</text:p>
        </text:list-item>
      </text:list>
      <text:p text:style-name="P5"/>
      <text:h text:style-name="Heading_20_2" text:outline-level="2">Workflow Overview</text:h>
      <text:h text:style-name="Heading_20_3" text:outline-level="3">System Description</text:h>
      <text:p text:style-name="P6"><text:bookmark-start text:name="__DdeLink__4_354734030"/>The setup simulates a relatively simple system in which an energy source emits a variable amount of energy <text:span text:style-name="T27">which is stored in a pool with limited capacity. The collected energy is used to power a motor </text:span><text:soft-page-break/><text:span text:style-name="T27">which performs a useful task. If the energy in the pool is too low or too high the motor will shut down to prevent damage. The user can exert some control over the system by regulating the motor’s consumption, turning it ON or OFF and releasing energy from the pool. In order to decide on the best course of action to keep the system running, various sensors provide useful information about the system’s state. More information is provided in the next sections.</text:span><text:bookmark-end text:name="__DdeLink__4_354734030"/></text:p>
      <text:p text:style-name="P2"/>
      <text:h text:style-name="Heading_20_3" text:outline-level="3">Energy <text:span text:style-name="T22">S</text:span>ource</text:h>
      <text:p text:style-name="P16">The energy source is assumed to be an environmental variable which is outside the user’s control. In this setup, a light-dependent resistor (LDR) is used as the source, which provides a (supposedly) randomized inflow of energy. The readings from the LDR are taken and added to the energy pool. E.g., a reading of 640 (range is 0-1023 inclusive) adds 640 units of energy in the pool.</text:p>
      <text:h text:style-name="Heading_20_3" text:outline-level="3">Pool Characteristics</text:h>
      <text:p text:style-name="P18">TODO</text:p>
      <text:p text:style-name="P19">#define POOL_EMPTY 0</text:p>
      <text:p text:style-name="P19">#define POOL_LOW_HIGHER 50000</text:p>
      <text:p text:style-name="P19">#define POOL_HIGH_LOWER 150000</text:p>
      <text:p text:style-name="P19">#define POOL_CRITICAL_LOWER 175000</text:p>
      <text:p text:style-name="P19">#define POOL_FULL 250000</text:p>
      <text:h text:style-name="Heading_20_3" text:outline-level="3">Pool <text:span text:style-name="T22">S</text:span>tatus LEDs</text:h>
      <text:p text:style-name="P17">Four LEDs are used to signal the state of the energy pool. <text:span text:style-name="T28">Only one of them can be active at any given time.</text:span></text:p>
      <text:list xml:id="list5400742172711605489" text:style-name="L4">
        <text:list-item>
          <text:p text:style-name="P29">Low Energy Yellow LED – the leftmost LED is turned on when the energy in the pool is below optimal levels. It starts flashing with an interval of 1 second. When low energy is detected, the motor automatically enters low power mode (25% of maximal speed) and the speed regulator no longer has any effect until the energy level is restored within safe levels. When this LED is on, the user is expected to undertake corrective measures to increase the energy level in the pool by closing the release valve so as to increase the net gain of energy.</text:p>
        </text:list-item>
        <text:list-item>
          <text:p text:style-name="P29">Optimal Energy Green LED – the green LED between the two yellow LEDs is permanently on (no flashing) when the energy levels in the pool are within optimal ranges and the motor is ON. <text:soft-page-break/>In case the motor is OFF, the LED flashes with and interval of 1 second, meaning the user can turn the motor ON again after automatic shutdown.</text:p>
        </text:list-item>
        <text:list-item>
          <text:p text:style-name="P29">High Energy Yellow LED – the yellow LED to the right of the optimal energy green LED is turned on when the energy in the pool is higher than optimal. It flashes with an interval of 500 ms.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item>
          <text:p text:style-name="P30">Critical Energy Red LED – the rightmost red LED is turned on when the energy level in the pool is dangerously high. It flashes with an interval of 250 ms. Note: unlike the low energy state, the motor’s speed is not adjusted automatically to correct the pool’s energy level.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
      <text:p text:style-name="P2"/>
      <text:h text:style-name="P36" text:outline-level="3">Motor <text:span text:style-name="T22">C</text:span>ontrol <text:span text:style-name="T22">B</text:span>uttons</text:h>
      <text:p text:style-name="Text_20_body">There are three push-buttons which control the motor’s state:</text:p>
      <text:list xml:id="list4435310559316406351" text:style-name="L5">
        <text:list-item>
          <text:p text:style-name="P25">ON button – found near the bottom of the board. It only has an effect if the motor is OFF and the energy level in the pool is within optimal ranges.</text:p>
        </text:list-item>
        <text:list-item>
          <text:p text:style-name="P25">OFF button – right above the ON button. It only has an effect if the motor is ON; works regardless of the pool’s energy levels.</text:p>
        </text:list-item>
        <text:list-item>
          <text:p text:style-name="P25">Toggle Direction button – changes the direction of rotation of the motor. It only has effect if the motor is ON. Does not affect the motor’s speed or consumption. <text:span text:style-name="T43">An H-bridge driver is employed in order to make the direction switch possible.</text:span></text:p>
        </text:list-item>
      </text:list>
      <text:p text:style-name="P7"/>
      <text:h text:style-name="Heading_20_3" text:outline-level="3">Motor <text:span text:style-name="T22">S</text:span>peed <text:span text:style-name="T22">R</text:span>egulator</text:h>
      <text:p text:style-name="P8">The motor speed regulator is a <text:span text:style-name="T30">10K ohm </text:span>potentiometer which controls the speed of the motor. There are four speed levels, expressed as a percentage of the maximal speed – 25%, 50%, 75% and 100%. The motor cannot be turned off using this regulator, this can only be achieved with the OFF button. If the energy level in the pool is below optimal, the motor enters low power state (25%) and the regulator has no effect.</text:p>
      <text:p text:style-name="P8">The following value ranges of the potentiometer’s readings correspond to the given speed levels of the motor (level increases clockwise, leftmost position is 0, rightmost is 1023):</text:p>
      <text:list xml:id="list5730963639885054138" text:style-name="L6">
        <text:list-item>
          <text:p text:style-name="P26">between 0 and 256: 25%</text:p>
        </text:list-item>
        <text:list-item>
          <text:p text:style-name="P26">between 257 and 512: 50%</text:p>
        </text:list-item>
        <text:list-item>
          <text:p text:style-name="P26"><text:soft-page-break/>between 513 and 767: 75%</text:p>
        </text:list-item>
        <text:list-item>
          <text:p text:style-name="P26">between 768 and 1023: 100%</text:p>
        </text:list-item>
      </text:list>
      <text:p text:style-name="P8"/>
      <text:h text:style-name="Heading_20_3" text:outline-level="3">Release <text:span text:style-name="T22">V</text:span>alve</text:h>
      <text:p text:style-name="P9">The release valve is a 10K ohm potentiometer <text:span text:style-name="T31">which releases energy from the pool. When the valve is fully open (leftmost position) 1023 units of energy are released from the pool at each loop iteration. When the valve is closed (rightmost position), no energy is released. Positions in between release a proportional amount of energy, e.g. if the valve is halfway open (about 512 read from analog IN), a proportional amount of energy is released – 512 units.</text:span></text:p>
      <text:p text:style-name="P9"/>
      <text:h text:style-name="Heading_20_3" text:outline-level="3">Net <text:span text:style-name="T22">I</text:span>nflow LEDs</text:h>
      <text:p text:style-name="P20">Two LEDs are positioned near the release valve to indicate whether the system experiences net gain or net loss of energy. </text:p>
      <text:list xml:id="list5322011280028108497" text:style-name="L7">
        <text:list-item>
          <text:p text:style-name="P31">A red LED is placed to the left of the valve which signals that the system is losing energy; it is purposefully placed to the left to remind the user that turning the valve counter-clockwise will increase the outflow and most likely lead to a net loss of energy. </text:p>
        </text:list-item>
        <text:list-item>
          <text:p text:style-name="P31">A green LED is placed to the right of the release valve which signals that the system is gaining energy; it is purposefully placed to the right to remind the user that turning the valve clockwise will decrease the outflow and most likely lead to a net gain of energy. </text:p>
        </text:list-item>
      </text:list>
      <text:p text:style-name="P20">The two LEDs cannot be on simultaneously and their luminosity roughly corresponds to the magnitude of the net inflow of energy, e.g. a brightly lit red LED means the system is losing energy relatively fast, and a dim green LED means the system is gaining energy at a somewhat moderate pace.</text:p>
      <text:p text:style-name="P2"/>
      <text:h text:style-name="Heading_20_3" text:outline-level="3"><text:span text:style-name="T22">Idle Motor</text:span> <text:span text:style-name="T32">Sound S</text:span>ignal</text:h>
      <text:p text:style-name="P10">A piezoelectric buzzer is used to signal that the motor is in an OFF state. The signal persists until the motor is turned ON and is not affected in any way by the energy level <text:span text:style-name="T33">of</text:span> the pool.</text:p>
      <text:p text:style-name="P10"/>
      <text:h text:style-name="P37" text:outline-level="3">Logs</text:h>
      <text:p text:style-name="Text_20_body">Logging messages are printed to the serial monitor in order to present information to the user. There are three types of messages:</text:p>
      <text:list xml:id="list8400450577292827868" text:style-name="L8">
        <text:list-item>
          <text:p text:style-name="P27"><text:span text:style-name="T10">Error</text:span> – signal an abnormal situation. In this category fall events like:</text:p>
          <text:list>
            <text:list-item>
              <text:p text:style-name="P27">Motor auto shutdown due to low or high energy in the pool;</text:p>
            </text:list-item>
            <text:list-item>
              <text:p text:style-name="P27"><text:soft-page-break/>User attempt to turn ON the motor when the energy level is not within accepted parameters;</text:p>
            </text:list-item>
          </text:list>
        </text:list-item>
        <text:list-item>
          <text:p text:style-name="P27"><text:span text:style-name="T10">Warning</text:span> – signal situations that may require the user’s attention like:</text:p>
          <text:list>
            <text:list-item>
              <text:p text:style-name="P27">Pool energy levels dropping below optimal or rising above optimal;</text:p>
            </text:list-item>
            <text:list-item>
              <text:p text:style-name="P28">The motor entering low power mode;</text:p>
            </text:list-item>
            <text:list-item>
              <text:p text:style-name="P27">An attempt was made to regulate the motor’s speed when it has entered low power mode;</text:p>
            </text:list-item>
            <text:list-item>
              <text:p text:style-name="P27">A button was pushed without the necessary preconditions being met – the ON button pushed when motor is already ON, the OFF or the toggle button pushed when motor is OFF;</text:p>
            </text:list-item>
          </text:list>
        </text:list-item>
        <text:list-item>
          <text:p text:style-name="P27"><text:span text:style-name="T10">Information</text:span> – signal information that the user may find useful. There are two types of informational messages – <text:span text:style-name="T34">scheduled and spurious. Scheduled messages happen at predetermined intervals and provide general information about the entire system. Spurious messages are printed in response to a specific event or user interaction. Among the information messages there are:</text:span></text:p>
          <text:list>
            <text:list-item>
              <text:p text:style-name="P28">General Info – shows an overview of the system at an interval of 5 sec. Includes: motor state and speed, pool energy level, net inflow of energy with data about consumption and release of energy, release valve position.</text:p>
            </text:list-item>
            <text:list-item>
              <text:p text:style-name="P28">Motor State Change – when the user performs a valid change in the motor’s state, speed or direction of rotation;</text:p>
            </text:list-item>
          </text:list>
        </text:list-item>
      </text:list>
      <text:h text:style-name="Heading_20_2" text:outline-level="2">Code Overview</text:h>
      <text:h text:style-name="Heading_20_3" text:outline-level="3"><text:span text:style-name="T23">Used </text:span>Libraries</text:h>
      <text:p text:style-name="P11">&lt;stdio.h&gt;</text:p>
      <text:p text:style-name="P11"><text:tab/><text:span text:style-name="T36">Included for the purposes of logging and the function sprintf(char *s, const char *format, ...) specifically. Combining strings and numeric data on the output would otherwise lead to source code bloat of consecutive calls to Serial.print() finished off with a single call to Serial.println(). The overhead of including the library was deemed acceptable.</text:span></text:p>
      <text:p text:style-name="P11"/>
      <text:h text:style-name="Heading_20_3" text:outline-level="3"><text:span text:style-name="T35">Custom </text:span>Header <text:span text:style-name="T23">F</text:span>iles</text:h>
      <text:p text:style-name="P12">Custom headers were created in order to separate #define macros from the program logic and reduce the amount of source code in the main program file. #define directives are used whenever possible to reduce the memory <text:span text:style-name="T38">occupied</text:span> by global variables.</text:p>
      <text:p text:style-name="P12"/>
      <text:p text:style-name="P11">env_limits.h</text:p>
      <text:p text:style-name="P11"><text:tab/><text:span text:style-name="T37">Contains macro definitions of environment limits like the maximal speed of the motor, the lower and upper bounds of the optimal pool energy levels and others.</text:span></text:p>
      <text:p text:style-name="P11"/>
      <text:p text:style-name="P11">pins.h</text:p>
      <text:p text:style-name="P11"><text:tab/><text:span text:style-name="T37">Contains macro definitions of the pin numbers (see Pin Map).</text:span></text:p>
      <text:p text:style-name="P11"/>
      <text:h text:style-name="Heading_20_3" text:outline-level="3"><text:soft-page-break/>Functions</text:h>
      <text:h text:style-name="Heading_20_3" text:outline-level="3">Debounce</text:h>
      <text:h text:style-name="Heading_20_3" text:outline-level="3">Logging</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09:43:52.440134585</meta:creation-date>
    <dc:date>2016-04-06T20:22:07.420713044</dc:date>
    <meta:editing-duration>PT6H22M58S</meta:editing-duration>
    <meta:editing-cycles>58</meta:editing-cycles>
    <meta:generator>LibreOffice/5.1.1.3$Linux_X86_64 LibreOffice_project/10m0$Build-3</meta:generator>
    <meta:document-statistic meta:table-count="0" meta:image-count="0" meta:object-count="0" meta:page-count="8" meta:paragraph-count="135" meta:word-count="2128" meta:character-count="12004" meta:non-whitespace-character-count="10038"/>
  </office:meta>
</office:document-meta>
</file>